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ewachsungsdichte" style:family="table">
      <style:table-properties style:width="17cm" table:align="margins"/>
    </style:style>
    <style:style style:name="Bewachsungsdichte.A" style:family="table-column">
      <style:table-column-properties style:column-width="8.5cm" style:rel-column-width="32767*"/>
    </style:style>
    <style:style style:name="Bewachsungsdich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ewachsungsdichte.B1" style:family="table-cell">
      <style:table-cell-properties fo:padding="0.097cm" fo:border="0.002cm solid #000000"/>
    </style:style>
    <style:style style:name="Bewachsungsdichte.A2" style:family="table-cell">
      <style:table-cell-properties fo:padding="0.097cm" fo:border-left="0.002cm solid #000000" fo:border-right="none" fo:border-top="none" fo:border-bottom="0.002cm solid #000000"/>
    </style:style>
    <style:style style:name="Bewachsungsdicht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124cm" style:rel-column-width="1204*"/>
    </style:style>
    <style:style style:name="Tabelle1.B" style:family="table-column">
      <style:table-column-properties style:column-width="2.125cm" style:rel-column-width="120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H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H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429cm" style:rel-column-width="9362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G1" style:family="table-cell">
      <style:table-cell-properties fo:padding="0.097cm" fo:border="0.002cm solid #000000"/>
    </style:style>
    <style:style style:name="Tabel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2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3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5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6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7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8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6" style:family="paragraph" style:parent-style-name="Standard" style:list-style-name="L13"/>
    <style:style style:name="P17" style:family="paragraph" style:parent-style-name="Standard" style:list-style-name="L14"/>
    <style:style style:name="P18" style:family="paragraph" style:parent-style-name="Standard" style:list-style-name="L4">
      <style:paragraph-properties fo:margin-left="1.251cm" fo:margin-right="0cm" fo:text-indent="-0.635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ländebeispiele</text:p>
      <text:p text:style-name="P1"/>
      <text:p text:style-name="P2">Aktionspunkte sind Zahlen aus |N</text:p>
      <text:p text:style-name="P2"/>
      <text:p text:style-name="P2">Fernkampfdeckung sind Zahlen aus |N zwischen 0 und 5</text:p>
      <text:p text:style-name="P1"/>
      <text:p text:style-name="P3">Straße:</text:p>
      <text:list xml:id="list30394526" text:style-name="L1">
        <text:list-item>
          <text:p text:style-name="P5">aP.Kosten: </text:p>
          <text:p text:style-name="P5"><draw:frame draw:style-name="fr1" draw:name="Objekt1" text:anchor-type="as-char" svg:width="2.7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5">Fernkampfdeckung:</text:p>
          <text:p text:style-name="P5">0</text:p>
        </text:list-item>
        <text:list-item>
          <text:p text:style-name="P5">Hindernisse:</text:p>
          <text:p text:style-name="P5">keines</text:p>
        </text:list-item>
      </text:list>
      <text:p text:style-name="P2"/>
      <text:p text:style-name="P3">Gerölllandschaft (mit Schützengräben und Holzbarrikade)</text:p>
      <text:list xml:id="list30386308" text:style-name="L2">
        <text:list-item>
          <text:p text:style-name="P6"><text:s text:c="4"/>aP.Kosten:</text:p>
        </text:list-item>
      </text:list>
      <text:list xml:id="list30395529" text:style-name="L3">
        <text:list-item>
          <text:p text:style-name="P7">XS<text:tab/>→ 3</text:p>
        </text:list-item>
        <text:list-item>
          <text:p text:style-name="P7">S<text:tab/>→ 2</text:p>
        </text:list-item>
        <text:list-item>
          <text:p text:style-name="P7">N<text:tab/>→ 2</text:p>
        </text:list-item>
        <text:list-item>
          <text:p text:style-name="P7">L<text:tab/>→ 2</text:p>
        </text:list-item>
        <text:list-item>
          <text:p text:style-name="P7">XL<text:tab/>→ 2</text:p>
        </text:list-item>
        <text:list-item>
          <text:p text:style-name="P7">XXL<text:tab/>→ 3</text:p>
        </text:list-item>
        <text:list-item>
          <text:p text:style-name="P7">XXXL → 3</text:p>
        </text:list-item>
      </text:list>
      <text:list xml:id="list30388855" text:style-name="L4">
        <text:list-item>
          <text:p text:style-name="P18">Fernkampfdeckung: 2</text:p>
        </text:list-item>
        <text:list-item>
          <text:p text:style-name="P18">Hindernisse: 2 Schützengräben und eine Holzbarrikade</text:p>
        </text:list-item>
      </text:list>
      <text:p text:style-name="P2"/>
      <text:p text:style-name="P3">Wald, offen</text:p>
      <text:list xml:id="list30405999" text:style-name="L5">
        <text:list-item>
          <text:p text:style-name="P8">aP.Kosten:</text:p>
        </text:list-item>
      </text:list>
      <text:list xml:id="list30395964" text:style-name="L6">
        <text:list-item>
          <text:p text:style-name="P9">XS<text:tab/>→ 1</text:p>
        </text:list-item>
        <text:list-item>
          <text:p text:style-name="P9">S<text:tab/>→ 1</text:p>
        </text:list-item>
        <text:list-item>
          <text:p text:style-name="P9">N<text:tab/>→ 1</text:p>
        </text:list-item>
        <text:list-item>
          <text:p text:style-name="P9">L<text:tab/>→ 1</text:p>
        </text:list-item>
        <text:list-item>
          <text:p text:style-name="P9">XL<text:tab/>→ 2</text:p>
        </text:list-item>
        <text:list-item>
          <text:p text:style-name="P9">XXL<text:tab/>→ 3</text:p>
        </text:list-item>
        <text:list-item>
          <text:p text:style-name="P9">XXXL → 2</text:p>
        </text:list-item>
      </text:list>
      <text:list xml:id="list32142961" text:continue-list="list30405999" text:style-name="L5">
        <text:list-item>
          <text:p text:style-name="P8">Fernkampfdeckung: 2</text:p>
        </text:list-item>
        <text:list-item>
          <text:p text:style-name="P8">Hindernisse: keine</text:p>
        </text:list-item>
      </text:list>
      <text:p text:style-name="P2"/>
      <text:p text:style-name="P3">Wald, Unterholz</text:p>
      <text:list xml:id="list30416625" text:style-name="L7">
        <text:list-item>
          <text:p text:style-name="P10">aP.Kosten:</text:p>
        </text:list-item>
      </text:list>
      <text:list xml:id="list30415611" text:style-name="L8">
        <text:list-item>
          <text:p text:style-name="P11">XS<text:tab/>→ 2</text:p>
        </text:list-item>
        <text:list-item>
          <text:p text:style-name="P11">S<text:tab/>→ 2</text:p>
        </text:list-item>
        <text:list-item>
          <text:p text:style-name="P11">N<text:tab/>→ 3</text:p>
        </text:list-item>
        <text:list-item>
          <text:p text:style-name="P11">L<text:tab/>→ 4</text:p>
        </text:list-item>
        <text:list-item>
          <text:p text:style-name="P11">XL<text:tab/>→ 3</text:p>
        </text:list-item>
        <text:list-item>
          <text:p text:style-name="P11">XXL<text:tab/>→ 2</text:p>
        </text:list-item>
        <text:list-item>
          <text:p text:style-name="P11">XXXL → 2</text:p>
        </text:list-item>
      </text:list>
      <text:list xml:id="list32139246" text:continue-list="list30416625" text:style-name="L7">
        <text:list-item>
          <text:p text:style-name="P10">Fernkampfdeckung: 3</text:p>
        </text:list-item>
        <text:list-item>
          <text:p text:style-name="P10">Hindernisse: keine</text:p>
        </text:list-item>
      </text:list>
      <text:p text:style-name="P2"><text:soft-page-break/></text:p>
      <text:p text:style-name="P2"/>
      <text:p text:style-name="P3">Wiesen/Felder</text:p>
      <text:p text:style-name="Standard"><text:span text:style-name="T2">Pflanzenhöhe: Zahlen aus |N</text:span></text:p>
      <text:p text:style-name="Standard"><text:span text:style-name="T2"/></text:p>
      <table:table table:name="Bewachsungsdichte" table:style-name="Bewachsungsdichte">
        <table:table-column table:style-name="Bewachsungsdichte.A" table:number-columns-repeated="2"/>
        <table:table-row>
          <table:table-cell table:style-name="Bewachsungsdichte.A1" office:value-type="string">
            <text:p text:style-name="Table_20_Contents">0:Sehr klein</text:p>
          </table:table-cell>
          <table:table-cell table:style-name="Bewachsungsdichte.B1" office:value-type="string">
            <text:p text:style-name="Table_20_Contents">&lt; 20cm</text:p>
          </table:table-cell>
        </table:table-row>
        <table:table-row>
          <table:table-cell table:style-name="Bewachsungsdichte.A2" office:value-type="string">
            <text:p text:style-name="Table_20_Contents">1:klein</text:p>
          </table:table-cell>
          <table:table-cell table:style-name="Bewachsungsdichte.B2" office:value-type="string">
            <text:p text:style-name="Table_20_Contents">Zwischen 20 und 50 cm</text:p>
          </table:table-cell>
        </table:table-row>
        <table:table-row>
          <table:table-cell table:style-name="Bewachsungsdichte.A2" office:value-type="string">
            <text:p text:style-name="Table_20_Contents">2:hoch</text:p>
          </table:table-cell>
          <table:table-cell table:style-name="Bewachsungsdichte.B2" office:value-type="string">
            <text:p text:style-name="Table_20_Contents">Bis zu einem Meter Höhe</text:p>
          </table:table-cell>
        </table:table-row>
        <table:table-row>
          <table:table-cell table:style-name="Bewachsungsdichte.A2" office:value-type="string">
            <text:p text:style-name="Table_20_Contents">3:Sehr hoch</text:p>
          </table:table-cell>
          <table:table-cell table:style-name="Bewachsungsdichte.B2" office:value-type="string">
            <text:p text:style-name="Table_20_Contents">Bis zu zwei Meter Höhe</text:p>
          </table:table-cell>
        </table:table-row>
      </table:table>
      <text:p text:style-name="Standard"><text:span text:style-name="T2"/></text:p>
      <text:p text:style-name="Standard"><text:span text:style-name="T2">Bewachsungsdichte fällt weg...</text:span></text:p>
      <text:p text:style-name="Standard"><text:span text:style-name="T2"/></text:p>
      <text:list xml:id="list30654151" text:style-name="L11">
        <text:list-item>
          <text:p text:style-name="P13"><text:span text:style-name="T2">aP.Kosten:</text:span></text:p>
        </text:list-item>
      </text:list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A"/>
        <table:table-column table:style-name="Tabelle1.B" table:number-columns-repeated="4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>XS</text:p>
          </table:table-cell>
          <table:table-cell table:style-name="Tabelle1.A1" office:value-type="string">
            <text:p text:style-name="Table_20_Contents">S</text:p>
          </table:table-cell>
          <table:table-cell table:style-name="Tabelle1.A1" office:value-type="string">
            <text:p text:style-name="Table_20_Contents">N</text:p>
          </table:table-cell>
          <table:table-cell table:style-name="Tabelle1.A1" office:value-type="string">
            <text:p text:style-name="Table_20_Contents">L</text:p>
          </table:table-cell>
          <table:table-cell table:style-name="Tabelle1.A1" office:value-type="string">
            <text:p text:style-name="Table_20_Contents">XL</text:p>
          </table:table-cell>
          <table:table-cell table:style-name="Tabelle1.A1" office:value-type="string">
            <text:p text:style-name="Table_20_Contents">XXL</text:p>
          </table:table-cell>
          <table:table-cell table:style-name="Tabelle1.H1" office:value-type="string">
            <text:p text:style-name="Table_20_Contents">XXXL</text:p>
          </table:table-cell>
        </table:table-row>
        <table:table-row>
          <table:table-cell table:style-name="Tabelle1.A2" office:value-type="string">
            <text:p text:style-name="Table_20_Contents">0: sehr klein</text:p>
          </table:table-cell>
          <table:table-cell table:style-name="Tabelle1.B2" office:value-type="float" office:value="1">
            <text:p text:style-name="Table_20_Contents">1</text:p>
          </table:table-cell>
          <table:table-cell table:style-name="Tabelle1.B2" office:value-type="float" office:value="0">
            <text:p text:style-name="Table_20_Contents">0</text:p>
          </table:table-cell>
          <table:table-cell table:style-name="Tabelle1.B2" office:value-type="float" office:value="0">
            <text:p text:style-name="Table_20_Contents">0</text:p>
          </table:table-cell>
          <table:table-cell table:style-name="Tabelle1.B2" office:value-type="float" office:value="0">
            <text:p text:style-name="Table_20_Contents">0</text:p>
          </table:table-cell>
          <table:table-cell table:style-name="Tabelle1.B2" office:value-type="float" office:value="0">
            <text:p text:style-name="Table_20_Contents">0</text:p>
          </table:table-cell>
          <table:table-cell table:style-name="Tabelle1.B2" office:value-type="float" office:value="0">
            <text:p text:style-name="Table_20_Contents">0</text:p>
          </table:table-cell>
          <table:table-cell table:style-name="Tabelle1.H2" office:value-type="float" office:value="0">
            <text:p text:style-name="Table_20_Contents">0</text:p>
          </table:table-cell>
        </table:table-row>
        <table:table-row>
          <table:table-cell table:style-name="Tabelle1.A2" office:value-type="string">
            <text:p text:style-name="Table_20_Contents">1: klein</text:p>
            <text:p text:style-name="Table_20_Contents"/>
          </table:table-cell>
          <table:table-cell table:style-name="Tabelle1.B2" office:value-type="float" office:value="2">
            <text:p text:style-name="Table_20_Contents">2</text:p>
          </table:table-cell>
          <table:table-cell table:style-name="Tabelle1.B2" office:value-type="float" office:value="1">
            <text:p text:style-name="Table_20_Contents">1</text:p>
          </table:table-cell>
          <table:table-cell table:style-name="Tabelle1.B2" office:value-type="float" office:value="0">
            <text:p text:style-name="Table_20_Contents">0</text:p>
          </table:table-cell>
          <table:table-cell table:style-name="Tabelle1.B2" office:value-type="float" office:value="0">
            <text:p text:style-name="Table_20_Contents">0</text:p>
          </table:table-cell>
          <table:table-cell table:style-name="Tabelle1.B2" office:value-type="float" office:value="0">
            <text:p text:style-name="Table_20_Contents">0</text:p>
          </table:table-cell>
          <table:table-cell table:style-name="Tabelle1.B2" office:value-type="float" office:value="0">
            <text:p text:style-name="Table_20_Contents">0</text:p>
          </table:table-cell>
          <table:table-cell table:style-name="Tabelle1.H2" office:value-type="float" office:value="0">
            <text:p text:style-name="Table_20_Contents">0</text:p>
          </table:table-cell>
        </table:table-row>
        <table:table-row>
          <table:table-cell table:style-name="Tabelle1.A2" office:value-type="string">
            <text:p text:style-name="Table_20_Contents">2: hoch</text:p>
            <text:p text:style-name="Table_20_Contents"/>
          </table:table-cell>
          <table:table-cell table:style-name="Tabelle1.B2" office:value-type="float" office:value="2">
            <text:p text:style-name="Table_20_Contents">2</text:p>
          </table:table-cell>
          <table:table-cell table:style-name="Tabelle1.B2" office:value-type="float" office:value="2">
            <text:p text:style-name="Table_20_Contents">2</text:p>
          </table:table-cell>
          <table:table-cell table:style-name="Tabelle1.B2" office:value-type="float" office:value="2">
            <text:p text:style-name="Table_20_Contents">2</text:p>
          </table:table-cell>
          <table:table-cell table:style-name="Tabelle1.B2" office:value-type="float" office:value="1">
            <text:p text:style-name="Table_20_Contents">1</text:p>
          </table:table-cell>
          <table:table-cell table:style-name="Tabelle1.B2" office:value-type="float" office:value="1">
            <text:p text:style-name="Table_20_Contents">1</text:p>
          </table:table-cell>
          <table:table-cell table:style-name="Tabelle1.B2" office:value-type="float" office:value="0">
            <text:p text:style-name="Table_20_Contents">0</text:p>
          </table:table-cell>
          <table:table-cell table:style-name="Tabelle1.H2" office:value-type="float" office:value="0">
            <text:p text:style-name="Table_20_Contents">0</text:p>
          </table:table-cell>
        </table:table-row>
        <table:table-row>
          <table:table-cell table:style-name="Tabelle1.A2" office:value-type="string">
            <text:p text:style-name="Table_20_Contents">3: sehr hoch</text:p>
          </table:table-cell>
          <table:table-cell table:style-name="Tabelle1.B2" office:value-type="float" office:value="2">
            <text:p text:style-name="Table_20_Contents">2</text:p>
          </table:table-cell>
          <table:table-cell table:style-name="Tabelle1.B2" office:value-type="float" office:value="2">
            <text:p text:style-name="Table_20_Contents">2</text:p>
          </table:table-cell>
          <table:table-cell table:style-name="Tabelle1.B2" office:value-type="float" office:value="2">
            <text:p text:style-name="Table_20_Contents">2</text:p>
          </table:table-cell>
          <table:table-cell table:style-name="Tabelle1.B2" office:value-type="float" office:value="2">
            <text:p text:style-name="Table_20_Contents">2</text:p>
          </table:table-cell>
          <table:table-cell table:style-name="Tabelle1.B2" office:value-type="float" office:value="1">
            <text:p text:style-name="Table_20_Contents">1</text:p>
          </table:table-cell>
          <table:table-cell table:style-name="Tabelle1.B2" office:value-type="float" office:value="1">
            <text:p text:style-name="Table_20_Contents">1</text:p>
          </table:table-cell>
          <table:table-cell table:style-name="Tabelle1.H2" office:value-type="float" office:value="0">
            <text:p text:style-name="Table_20_Contents">0</text:p>
          </table:table-cell>
        </table:table-row>
      </table:table>
      <text:list xml:id="list32148579" text:continue-numbering="true" text:style-name="L11">
        <text:list-header>
          <text:p text:style-name="P13"><text:span text:style-name="T2"/></text:p>
        </text:list-header>
        <text:list-item>
          <text:p text:style-name="P13"><text:span text:style-name="T2">Fernkampfdeckung:</text:span></text:p>
        </text:list-item>
      </text:list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Table_20_Contents">Pflanzenhöhe</text:p>
          </table:table-cell>
          <table:table-cell table:style-name="Tabelle2.B1" office:value-type="string">
            <text:p text:style-name="Table_20_Contents">Fernkampfdeckungswert</text:p>
          </table:table-cell>
        </table:table-row>
        <table:table-row>
          <table:table-cell table:style-name="Tabelle2.A2" office:value-type="string">
            <text:p text:style-name="Table_20_Contents">0 : sehr klein</text:p>
          </table:table-cell>
          <table:table-cell table:style-name="Tabelle2.B2" office:value-type="float" office:value="0">
            <text:p text:style-name="Table_20_Contents">0</text:p>
          </table:table-cell>
        </table:table-row>
        <table:table-row>
          <table:table-cell table:style-name="Tabelle2.A2" office:value-type="string">
            <text:p text:style-name="Table_20_Contents">1 : klein</text:p>
          </table:table-cell>
          <table:table-cell table:style-name="Tabelle2.B2" office:value-type="float" office:value="0">
            <text:p text:style-name="Table_20_Contents">0</text:p>
          </table:table-cell>
        </table:table-row>
        <table:table-row>
          <table:table-cell table:style-name="Tabelle2.A2" office:value-type="string">
            <text:p text:style-name="Table_20_Contents">2 : hoch</text:p>
          </table:table-cell>
          <table:table-cell table:style-name="Tabelle2.B2" office:value-type="float" office:value="1">
            <text:p text:style-name="Table_20_Contents">1</text:p>
          </table:table-cell>
        </table:table-row>
        <table:table-row>
          <table:table-cell table:style-name="Tabelle2.A2" office:value-type="string">
            <text:p text:style-name="Table_20_Contents">3: Sehr hoch</text:p>
          </table:table-cell>
          <table:table-cell table:style-name="Tabelle2.B2" office:value-type="float" office:value="1">
            <text:p text:style-name="Table_20_Contents">1</text:p>
          </table:table-cell>
        </table:table-row>
      </table:table>
      <text:p text:style-name="Standard"><text:span text:style-name="T2"/></text:p>
      <text:list xml:id="list31198868" text:style-name="L12">
        <text:list-item>
          <text:p text:style-name="P14"><text:span text:style-name="T2">Hindernisse: keine</text:span></text:p>
        </text:list-item>
      </text:list>
      <text:p text:style-name="Standard"><text:span text:style-name="T2"/></text:p>
      <text:p text:style-name="Standard"><text:span text:style-name="T2"/></text:p>
      <text:p text:style-name="P15"><text:span text:style-name="T4">Sandwüste</text:span></text:p>
      <text:p text:style-name="P15"><text:span text:style-name="T4"/></text:p>
      <text:list xml:id="list31211584" text:style-name="L13">
        <text:list-item>
          <text:p text:style-name="P16"><text:span text:style-name="T2">aP.Kosten</text:span></text:p>
        </text:list-item>
      </text:list>
      <table:table table:name="Tabelle3" table:style-name="Tabelle3">
        <table:table-column table:style-name="Tabelle3.A" table:number-columns-repeated="7"/>
        <table:table-row>
          <table:table-cell table:style-name="Tabelle3.A1" office:value-type="string">
            <text:p text:style-name="Table_20_Contents">XS</text:p>
          </table:table-cell>
          <table:table-cell table:style-name="Tabelle3.A1" office:value-type="string">
            <text:p text:style-name="Table_20_Contents">S</text:p>
          </table:table-cell>
          <table:table-cell table:style-name="Tabelle3.A1" office:value-type="string">
            <text:p text:style-name="Table_20_Contents">N</text:p>
          </table:table-cell>
          <table:table-cell table:style-name="Tabelle3.A1" office:value-type="string">
            <text:p text:style-name="Table_20_Contents">L</text:p>
          </table:table-cell>
          <table:table-cell table:style-name="Tabelle3.A1" office:value-type="string">
            <text:p text:style-name="Table_20_Contents">XL</text:p>
          </table:table-cell>
          <table:table-cell table:style-name="Tabelle3.A1" office:value-type="string">
            <text:p text:style-name="Table_20_Contents">XXL</text:p>
          </table:table-cell>
          <table:table-cell table:style-name="Tabelle3.G1" office:value-type="string">
            <text:p text:style-name="Table_20_Contents">XXXL</text:p>
          </table:table-cell>
        </table:table-row>
        <table:table-row>
          <table:table-cell table:style-name="Tabelle3.A2" office:value-type="float" office:value="0">
            <text:p text:style-name="Table_20_Contents">0</text:p>
          </table:table-cell>
          <table:table-cell table:style-name="Tabelle3.A2" office:value-type="float" office:value="0">
            <text:p text:style-name="Table_20_Contents">0</text:p>
          </table:table-cell>
          <table:table-cell table:style-name="Tabelle3.A2" office:value-type="float" office:value="1">
            <text:p text:style-name="Table_20_Contents">1</text:p>
          </table:table-cell>
          <table:table-cell table:style-name="Tabelle3.A2" office:value-type="float" office:value="2">
            <text:p text:style-name="Table_20_Contents">2</text:p>
          </table:table-cell>
          <table:table-cell table:style-name="Tabelle3.A2" office:value-type="float" office:value="3">
            <text:p text:style-name="Table_20_Contents">3</text:p>
          </table:table-cell>
          <table:table-cell table:style-name="Tabelle3.A2" office:value-type="float" office:value="4">
            <text:p text:style-name="Table_20_Contents">4</text:p>
          </table:table-cell>
          <table:table-cell table:style-name="Tabelle3.G2" office:value-type="float" office:value="5">
            <text:p text:style-name="Table_20_Contents">5</text:p>
          </table:table-cell>
        </table:table-row>
      </table:table>
      <text:list xml:id="list31235025" text:style-name="L14">
        <text:list-item>
          <text:p text:style-name="P17"><text:span text:style-name="T2">Fernkampfeckung: 0</text:span></text:p>
        </text:list-item>
        <text:list-item>
          <text:p text:style-name="P17"><text:span text:style-name="T2">Hindernisse: keine</text:span></text:p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Spanier</meta:initial-creator>
    <meta:creation-date>2012-03-27T22:37:50.84</meta:creation-date>
    <dc:date>2012-03-28T12:00:02.65</dc:date>
    <dc:creator>Daniel Spanier</dc:creator>
    <meta:editing-duration>PT02H23M41S</meta:editing-duration>
    <meta:editing-cycles>2</meta:editing-cycles>
    <meta:generator>OpenOffice.org/3.2$Win32 OpenOffice.org_project/320m18$Build-9502</meta:generator>
    <meta:document-statistic meta:table-count="4" meta:image-count="0" meta:object-count="1" meta:page-count="2" meta:paragraph-count="124" meta:word-count="273" meta:character-count="1064"/>
  </office:meta>
</office:document-meta>
</file>

<file path=Object 1/content.xml><?xml version="1.0" encoding="utf-8"?>
<math xmlns="http://www.w3.org/1998/Math/MathML">
  <semantics>
    <mrow>
      <mi mathvariant="normal">∀</mi>
      <mrow>
        <mi>g</mi>
        <mi mathvariant="normal">∈</mi>
        <mi mathvariant="italic">Größe</mi>
      </mrow>
      <mi mathvariant="normal">:</mi>
      <mn>0</mn>
    </mrow>
    <annotation encoding="StarMath 5.0">forall g in Größe : 0</annotation>
  </semantics>
</math>
</file>